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669966" loext:opacity="100%" style:font-name="Calibri" fo:font-size="18pt" fo:language="en" fo:country="GB" style:font-size-asian="18pt" style:font-size-complex="18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Standard">
      <style:text-properties fo:color="#336633" loext:opacity="100%" style:font-name="Calibri" fo:font-size="24pt" fo:language="en" fo:country="GB" fo:font-weight="bold" officeooo:paragraph-rsid="0021e288" style:font-size-asian="24pt" style:font-weight-asian="bold" style:font-size-complex="24pt" style:font-weight-complex="bold"/>
    </style:style>
    <style:style style:name="P12" style:family="paragraph" style:parent-style-name="Standard">
      <style:text-properties fo:color="#336633" loext:opacity="100%" style:font-name="Calibri" fo:font-size="24pt" fo:language="en" fo:country="GB" fo:font-weight="bold" officeooo:rsid="0021e288" officeooo:paragraph-rsid="0021e288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8b9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Standard">
      <style:text-properties style:font-name="Calibri" fo:font-size="12pt" fo:language="en" fo:country="GB" officeooo:paragraph-rsid="0027e464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7e464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27e464" style:font-size-asian="12pt" style:font-size-complex="12pt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e464"/>
    </style:style>
    <style:style style:name="P23" style:family="paragraph" style:parent-style-name="Standard" style:master-page-name="First_20_Page">
      <style:paragraph-properties style:page-number="auto"/>
      <style:text-properties officeooo:paragraph-rsid="0027e464"/>
    </style:style>
    <style:style style:name="P24" style:family="paragraph" style:parent-style-name="Standard">
      <style:text-properties officeooo:paragraph-rsid="0027e464"/>
    </style:style>
    <style:style style:name="P25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21e288" style:font-style-asian="italic" style:font-style-complex="italic"/>
    </style:style>
    <style:style style:name="P27" style:family="paragraph" style:parent-style-name="Text_20_body" style:list-style-name="L1">
      <style:text-properties fo:font-style="italic" officeooo:rsid="0021e288" officeooo:paragraph-rsid="0021e288" style:font-style-asian="italic" style:font-style-complex="italic"/>
    </style:style>
    <style:style style:name="P28" style:family="paragraph" style:parent-style-name="Text_20_body" style:list-style-name="L1">
      <style:text-properties fo:font-style="italic" style:font-style-asian="italic" style:font-style-complex="italic"/>
    </style:style>
    <style:style style:name="P29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30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31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32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7e464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7e464" style:text-blinking="false" fo:background-color="transparent" loext:padding="0cm" loext:border="none"/>
    </style:style>
    <style:style style:name="P3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rsid="00148b92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officeooo:rsid="00148b92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e464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e464" style:text-blinking="false" fo:background-color="transparent" loext:char-shading-value="0" style:font-size-asian="36pt" style:font-size-complex="36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1e288"/>
    </style:style>
    <style:style style:name="T15" style:family="text">
      <style:text-properties officeooo:rsid="0021e288"/>
    </style:style>
    <style:style style:name="T16" style:family="text">
      <style:text-properties officeooo:rsid="00246e0f"/>
    </style:style>
    <style:style style:name="T17" style:family="text">
      <style:text-properties officeooo:rsid="00256088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style:font-name="Calibri" fo:font-size="12pt" style:font-size-asian="12pt" style:font-size-complex="12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23"/>
      <text:p text:style-name="P24"/>
      <text:p text:style-name="P24"/>
      <text:p text:style-name="P24"/>
      <text:p text:style-name="P33"><text:span text:style-name="T7">Computer Systems – </text:span><text:span text:style-name="T9">Glossary</text:span><text:span text:style-name="T10"><text:line-break/></text:span><text:span text:style-name="T11">UD 0</text:span><text:span text:style-name="T12">5</text:span><text:span text:style-name="T11">. </text:span><text:span text:style-name="T18"><text:user-field-get text:name="Tema">Fundamentals of operating systems</text:user-field-get></text:span></text:p>
      <text:p text:style-name="P3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35">Sergio García / Alfredo Oltra</text:p>
      <text:p text:style-name="P21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22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6">20<text:span text:style-name="T21">22</text:span>/20<text:span text:style-name="T22">2</text:span><text:span text:style-name="T21">3</text:span></text:p>
      <text:p text:style-name="P19"><text:tab/><text:tab/><text:tab/><text:tab/><text:tab/><text:tab/><text:tab/><text:tab/><text:tab/><text:tab/>Versión:<text:date style:data-style-name="N104" text:date-value="2022-06-02T16:18:33.256002520">220602</text:date>.<text:time style:data-style-name="N105" text:time-value="2022-06-02T16:18:33.256186712">1618</text:time></text:p>
      <text:p text:style-name="P20"/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0<text:user-field-get text:name="NumeroTema">5</text:user-field-get>. <text:user-field-get text:name="Tema">Fundamentals of operating systems</text:user-field-get></text:p>
      <text:p text:style-name="P5"/>
      <text:h text:style-name="P16" text:outline-level="1">Vocabulary</text:h>
      <text:p text:style-name="P6">General:</text:p>
      <text:list xml:id="list2977367916" text:style-name="L1">
        <text:list-item>
          <text:p text:style-name="P25"><text:span text:style-name="T15">task</text:span>: <text:span text:style-name="T15">tarea</text:span></text:p>
        </text:list-item>
        <text:list-item>
          <text:p text:style-name="P26">free softwa<text:span text:style-name="T16">r</text:span>e: software libre (no tiene porque ser grautito, aunque suele serlo)</text:p>
        </text:list-item>
        <text:list-item>
          <text:p text:style-name="P28"><text:span text:style-name="T15">holes</text:span>: <text:span text:style-name="T15">agujeros, huecos</text:span></text:p>
        </text:list-item>
        <text:list-item>
          <text:p text:style-name="P28"><text:span text:style-name="T14">scheduler: organizador (agenda)</text:span><text:span text:style-name="T13">.</text:span></text:p>
        </text:list-item>
        <text:list-item>
          <text:p text:style-name="P28"><text:span text:style-name="T15">starving</text:span>: <text:span text:style-name="T15">inanición</text:span>.</text:p>
        </text:list-item>
        <text:list-item>
          <text:p text:style-name="P28"><text:span text:style-name="T15">Inverted tree</text:span>: <text:span text:style-name="T15">árbol invertido (comienza en la raiz y se extienden sus ramificaciones)</text:span>.</text:p>
        </text:list-item>
        <text:list-item>
          <text:p text:style-name="P28"><text:span text:style-name="T15">cluster</text:span>: <text:span text:style-name="T15">conjunto de sectores del disco contiguos.</text:span></text:p>
        </text:list-item>
        <text:list-item>
          <text:p text:style-name="P27">path: camino.</text:p>
        </text:list-item>
      </text:list>
      <text:p text:style-name="P15"/>
      <text:p text:style-name="P6">Verbos:</text:p>
      <text:list xml:id="list3033067124" text:style-name="L2">
        <text:list-item>
          <text:p text:style-name="P29">to <text:span text:style-name="T15">manage</text:span>: <text:span text:style-name="T15">encargarse de</text:span>.</text:p>
        </text:list-item>
        <text:list-item>
          <text:p text:style-name="P30">to <text:span text:style-name="T15">allocate</text:span>: <text:span text:style-name="T15">guardar en.</text:span></text:p>
        </text:list-item>
      </text:list>
      <text:list xml:id="list2243988176" text:style-name="L3">
        <text:list-item>
          <text:p text:style-name="P31">to <text:span text:style-name="T15">swap</text:span>: <text:span text:style-name="T15">intercambiar</text:span>.</text:p>
        </text:list-item>
        <text:list-item>
          <text:p text:style-name="P32">to damage: dañar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49M1S</meta:editing-duration>
    <meta:editing-cycles>29</meta:editing-cycles>
    <meta:generator>LibreOffice/7.3.3.2$Linux_X86_64 LibreOffice_project/30$Build-2</meta:generator>
    <dc:title>Plantilla CEED</dc:title>
    <meta:initial-creator>Alfredo Oltra Orengo</meta:initial-creator>
    <dc:date>2022-06-02T16:18:33.009586841</dc:date>
    <meta:print-date>2016-11-14T00:22:05.316000000</meta:print-date>
    <meta:document-statistic meta:table-count="0" meta:image-count="1" meta:object-count="0" meta:page-count="2" meta:paragraph-count="28" meta:word-count="120" meta:character-count="826" meta:non-whitespace-character-count="73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